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B540000047E3F095EF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9.906cm" svg:height="3.81cm" draw:z-index="0"><draw:text-box><text:p text:style-name="Standard"><draw:frame draw:style-name="fr2" draw:name="graphics1" text:anchor-type="paragraph" svg:width="9.906cm" svg:height="3.928cm" draw:z-index="14"><draw:image xlink:href="Pictures/1000020100000B540000047E3F095EF6.png" xlink:type="simple" xlink:show="embed" xlink:actuate="onLoad"/></draw:frame></text:p></draw:text-box></draw:frame><draw:frame draw:style-name="fr1" draw:name="Frame2" text:anchor-type="as-char" svg:width="9.906cm" svg:height="3.81cm" draw:z-index="1"><draw:text-box><text:p text:style-name="Standard"><draw:frame draw:style-name="fr2" draw:name="graphics2" text:anchor-type="paragraph" svg:width="9.906cm" svg:height="3.928cm" draw:z-index="15"><draw:image xlink:href="Pictures/1000020100000B540000047E3F095EF6.png" xlink:type="simple" xlink:show="embed" xlink:actuate="onLoad"/></draw:frame></text:p></draw:text-box></draw:frame></text:p>
      <text:p text:style-name="Standard"><draw:frame draw:style-name="fr1" draw:name="Frame3" text:anchor-type="as-char" svg:width="9.906cm" svg:height="3.81cm" draw:z-index="2"><draw:text-box><text:p text:style-name="Standard"><draw:frame draw:style-name="fr2" draw:name="graphics3" text:anchor-type="paragraph" svg:width="9.906cm" svg:height="3.928cm" draw:z-index="16"><draw:image xlink:href="Pictures/1000020100000B540000047E3F095EF6.png" xlink:type="simple" xlink:show="embed" xlink:actuate="onLoad"/></draw:frame></text:p></draw:text-box></draw:frame><draw:frame draw:style-name="fr1" draw:name="Frame4" text:anchor-type="as-char" svg:width="9.906cm" svg:height="3.81cm" draw:z-index="3"><draw:text-box><text:p text:style-name="Standard"><draw:frame draw:style-name="fr2" draw:name="graphics4" text:anchor-type="paragraph" svg:width="9.906cm" svg:height="3.928cm" draw:z-index="17"><draw:image xlink:href="Pictures/1000020100000B540000047E3F095EF6.png" xlink:type="simple" xlink:show="embed" xlink:actuate="onLoad"/></draw:frame></text:p></draw:text-box></draw:frame></text:p>
      <text:p text:style-name="Standard"><draw:frame draw:style-name="fr1" draw:name="Frame5" text:anchor-type="as-char" svg:width="9.906cm" svg:height="3.81cm" draw:z-index="4"><draw:text-box><text:p text:style-name="Standard"><draw:frame draw:style-name="fr2" draw:name="graphics5" text:anchor-type="paragraph" svg:width="9.906cm" svg:height="3.928cm" draw:z-index="18"><draw:image xlink:href="Pictures/1000020100000B540000047E3F095EF6.png" xlink:type="simple" xlink:show="embed" xlink:actuate="onLoad"/></draw:frame></text:p></draw:text-box></draw:frame><draw:frame draw:style-name="fr1" draw:name="Frame6" text:anchor-type="as-char" svg:width="9.906cm" svg:height="3.81cm" draw:z-index="5"><draw:text-box><text:p text:style-name="Standard"><draw:frame draw:style-name="fr2" draw:name="graphics6" text:anchor-type="paragraph" svg:width="9.906cm" svg:height="3.928cm" draw:z-index="19"><draw:image xlink:href="Pictures/1000020100000B540000047E3F095EF6.png" xlink:type="simple" xlink:show="embed" xlink:actuate="onLoad"/></draw:frame></text:p></draw:text-box></draw:frame></text:p>
      <text:p text:style-name="Standard"><draw:frame draw:style-name="fr1" draw:name="Frame7" text:anchor-type="as-char" svg:width="9.906cm" svg:height="3.81cm" draw:z-index="6"><draw:text-box><text:p text:style-name="Standard"><draw:frame draw:style-name="fr2" draw:name="graphics7" text:anchor-type="paragraph" svg:width="9.906cm" svg:height="3.928cm" draw:z-index="20"><draw:image xlink:href="Pictures/1000020100000B540000047E3F095EF6.png" xlink:type="simple" xlink:show="embed" xlink:actuate="onLoad"/></draw:frame></text:p></draw:text-box></draw:frame><draw:frame draw:style-name="fr1" draw:name="Frame8" text:anchor-type="as-char" svg:width="9.906cm" svg:height="3.81cm" draw:z-index="7"><draw:text-box><text:p text:style-name="Standard"><draw:frame draw:style-name="fr2" draw:name="graphics8" text:anchor-type="paragraph" svg:width="9.906cm" svg:height="3.928cm" draw:z-index="21"><draw:image xlink:href="Pictures/1000020100000B540000047E3F095EF6.png" xlink:type="simple" xlink:show="embed" xlink:actuate="onLoad"/></draw:frame></text:p></draw:text-box></draw:frame></text:p>
      <text:p text:style-name="Standard"><draw:frame draw:style-name="fr1" draw:name="Frame9" text:anchor-type="as-char" svg:width="9.906cm" svg:height="3.81cm" draw:z-index="8"><draw:text-box><text:p text:style-name="Standard"><draw:frame draw:style-name="fr2" draw:name="graphics9" text:anchor-type="paragraph" svg:width="9.906cm" svg:height="3.928cm" draw:z-index="22"><draw:image xlink:href="Pictures/1000020100000B540000047E3F095EF6.png" xlink:type="simple" xlink:show="embed" xlink:actuate="onLoad"/></draw:frame></text:p></draw:text-box></draw:frame><draw:frame draw:style-name="fr1" draw:name="Frame10" text:anchor-type="as-char" svg:width="9.906cm" svg:height="3.81cm" draw:z-index="9"><draw:text-box><text:p text:style-name="Standard"><draw:frame draw:style-name="fr2" draw:name="graphics10" text:anchor-type="paragraph" svg:width="9.906cm" svg:height="3.928cm" draw:z-index="23"><draw:image xlink:href="Pictures/1000020100000B540000047E3F095EF6.png" xlink:type="simple" xlink:show="embed" xlink:actuate="onLoad"/></draw:frame></text:p></draw:text-box></draw:frame></text:p>
      <text:p text:style-name="Standard"><draw:frame draw:style-name="fr1" draw:name="Frame11" text:anchor-type="as-char" svg:width="9.906cm" svg:height="3.81cm" draw:z-index="10"><draw:text-box><text:p text:style-name="Standard"><draw:frame draw:style-name="fr2" draw:name="graphics11" text:anchor-type="paragraph" svg:width="9.906cm" svg:height="3.928cm" draw:z-index="24"><draw:image xlink:href="Pictures/1000020100000B540000047E3F095EF6.png" xlink:type="simple" xlink:show="embed" xlink:actuate="onLoad"/></draw:frame></text:p></draw:text-box></draw:frame><draw:frame draw:style-name="fr1" draw:name="Frame12" text:anchor-type="as-char" svg:width="9.906cm" svg:height="3.81cm" draw:z-index="11"><draw:text-box><text:p text:style-name="Standard"><draw:frame draw:style-name="fr2" draw:name="graphics12" text:anchor-type="paragraph" svg:width="9.906cm" svg:height="3.928cm" draw:z-index="25"><draw:image xlink:href="Pictures/1000020100000B540000047E3F095EF6.png" xlink:type="simple" xlink:show="embed" xlink:actuate="onLoad"/></draw:frame></text:p></draw:text-box></draw:frame></text:p>
      <text:p text:style-name="Standard"><draw:frame draw:style-name="fr1" draw:name="Frame13" text:anchor-type="as-char" svg:width="9.906cm" svg:height="3.81cm" draw:z-index="12"><draw:text-box><text:p text:style-name="Standard"><draw:frame draw:style-name="fr3" draw:name="graphics13" text:anchor-type="paragraph" svg:width="9.906cm" svg:height="3.928cm" draw:z-index="26"><draw:image xlink:href="Pictures/1000020100000B540000047E3F095EF6.png" xlink:type="simple" xlink:show="embed" xlink:actuate="onLoad"/></draw:frame></text:p></draw:text-box></draw:frame><draw:frame draw:style-name="fr1" draw:name="Frame14" text:anchor-type="as-char" svg:width="9.906cm" svg:height="3.81cm" draw:z-index="13"><draw:text-box><text:p text:style-name="Standard"><draw:frame draw:style-name="fr3" draw:name="graphics14" text:anchor-type="paragraph" svg:width="9.906cm" svg:height="3.928cm" draw:z-index="27"><draw:image xlink:href="Pictures/1000020100000B540000047E3F095EF6.png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9.906cm" svg:height="3.81cm" text:anchor-type="as-char" svg:y="0cm" fo:margin-left="0cm" fo:margin-right="0.254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83cm" fo:page-height="28.229cm" style:num-format="" style:paper-tray-name="Rear Tray" style:print-orientation="portrait" fo:margin-top="1.499cm" fo:margin-bottom="0.019cm" fo:margin-left="0.467cm" fo:margin-right="0.01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es </meta:initial-creator>
    <meta:creation-date>2011-03-10T20:47:39</meta:creation-date>
    <dc:date>2011-03-10T22:37:10</dc:date>
    <dc:creator>Carles </dc:creator>
    <meta:editing-duration>PT1H49M31S</meta:editing-duration>
    <meta:editing-cycles>2</meta:editing-cycles>
    <meta:generator>LibreOffice/3.3$Linux LibreOffice_project/330m19$Build-8</meta:generator>
    <meta:document-statistic meta:table-count="0" meta:image-count="14" meta:object-count="0" meta:page-count="1" meta:paragraph-count="7" meta:word-count="0" meta:character-count="14"/>
  </office:meta>
</office:document-meta>
</file>